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54.4pt"/>
    </style:style>
    <style:style style:name="co13" style:family="table-column">
      <style:table-column-properties fo:break-before="auto" style:column-width="655.46pt"/>
    </style:style>
    <style:style style:name="co14" style:family="table-column">
      <style:table-column-properties fo:break-before="auto" style:column-width="54.34pt"/>
    </style:style>
    <style:style style:name="co18" style:family="table-column">
      <style:table-column-properties fo:break-before="auto" style:column-width="429.79pt"/>
    </style:style>
    <style:style style:name="co16" style:family="table-column">
      <style:table-column-properties fo:break-before="auto" style:column-width="51.11pt"/>
    </style:style>
    <style:style style:name="co19" style:family="table-column">
      <style:table-column-properties fo:break-before="auto" style:column-width="74.81pt"/>
    </style:style>
    <style:style style:name="co17" style:family="table-column">
      <style:table-column-properties fo:break-before="auto" style:column-width="221.81pt"/>
    </style:style>
    <style:style style:name="co20" style:family="table-column">
      <style:table-column-properties fo:break-before="auto" style:column-width="359.4pt"/>
    </style:style>
    <style:style style:name="co15" style:family="table-column">
      <style:table-column-properties fo:break-before="auto" style:column-width="326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ext-properties fo:font-weight="normal" style:font-weight-asian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7"/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37">
      <style:text-properties fo:font-weight="normal" style:font-weight-asian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Last Updated</text:p>
          </table:table-cell>
          <table:table-cell table:style-name="ce25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25" office:value-type="string" calcext:value-type="string">
            <text:p>11/10 – filtered the good ones from sdql original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25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11/16 – filtered the good ones from sdql original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11/16 – found 1st one onli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4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SD 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Confidence (1-5)</text:p>
          </table:table-cell>
          <table:table-cell table:style-name="ce26" office:value-type="string" calcext:value-type="string">
            <text:p>ID Code</text:p>
          </table:table-cell>
          <table:table-cell table:style-name="ce26" office:value-type="string" calcext:value-type="string">
            <text:p>Contributed by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31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31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31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29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26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number-columns-repeated="2" table:default-cell-style-name="Default"/>
        <table:table-column table:style-name="co12" table:default-cell-style-name="ce34"/>
        <table:table-column table:style-name="co13" table:default-cell-style-name="Default"/>
        <table:table-column table:style-name="co10" table:default-cell-style-name="ce29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31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streak&lt;=-4 and tA(margin,N=4)&lt;=-16 and op:H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H+and+D+and+season%3E%3D201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A+and+D+and+season%3E%3D2013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office:value-type="date" office:date-value="2018-11-16" calcext:value-type="date">
            <text:p>11/16/18</text:p>
          </table:table-cell>
          <table:table-cell table:style-name="ce35" office:value-type="percentage" office:value="0.622" calcext:value-type="percentage">
            <text:p>62.20%</text:p>
          </table:table-cell>
          <table:table-cell office:value-type="string" calcext:value-type="string">
            <text:p>o:conference=A10 and not C and season&gt;=2015 and o:team not in [VCU,MASS] and not o:F and month!=3</text:p>
          </table:table-cell>
          <table:table-cell office:value-type="string" calcext:value-type="string">
            <text:p><text:a xlink:href="http://sportsdatabase.com/ncaabb/query?output=default&amp;sdql=o%3Aconference%3DA10+and+not+C+and+season%3E%3D2015+and+o%3Ateam+not+in+[VCU%2CMASS]+and+not+o%3AF+and+month!%3D3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5" office:value-type="date" office:date-value="2018-11-16" calcext:value-type="date">
            <text:p>11/16/18</text:p>
          </table:table-cell>
          <table:table-cell table:style-name="ce35" office:value-type="percentage" office:value="0.575" calcext:value-type="percentage">
            <text:p>57.50%</text:p>
          </table:table-cell>
          <table:table-cell office:value-type="string" calcext:value-type="string">
            <text:p>o:conference=BIGW and not C and F and rest-o:rest&gt;=0 and o:team not in [UCDAV,HAW]</text:p>
          </table:table-cell>
          <table:table-cell office:value-type="string" calcext:value-type="string">
            <text:p><text:a xlink:href="http://sportsdatabase.com/ncaabb/query?output=default&amp;sdql=o%3Aconference%3DBIGW+and+not+C+and+F+and+rest-o%3Arest%3E%3D0+and+o%3Ateam+not+in+[UCDAV%2CHAW]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5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angl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/>
          <table:table-cell table:number-columns-repeated="5"/>
        </table:table-row>
        <table:table-row table:style-name="ro4">
          <table:table-cell/>
          <table:table-cell table:style-name="ce33"/>
          <table:table-cell/>
          <table:table-cell table:style-name="ce36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6"/>
          <table:table-cell table:number-columns-repeated="3"/>
        </table:table-row>
        <table:table-row table:style-name="ro4" table:number-rows-repeated="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33"/>
          <table:table-cell table:number-columns-repeated="3"/>
        </table:table-row>
        <table:table-row table:style-name="ro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FL" table:style-name="ta1" table:print="false">
        <table:table-column table:style-name="co11" table:default-cell-style-name="Default"/>
        <table:table-column table:style-name="co11" table:default-cell-style-name="ce25"/>
        <table:table-column table:style-name="co10" table:default-cell-style-name="ce3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12-12" calcext:value-type="date">
            <text:p>12/12/18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42&lt;total&lt;49.5 and p:turnovers&gt;3</text:p>
          </table:table-cell>
          <table:table-cell office:value-type="string" calcext:value-type="string">
            <text:p><text:a xlink:href="http://sportsdatabase.com/nfl/query?output=default&amp;sdql=H+and+42%3Ctotal%3C49.5+and+p%3Aturnovers%3E3" xlink:type="simple">link</text:a></text:p>
          </table:table-cell>
          <table:table-cell table:number-columns-repeated="2"/>
        </table:table-row>
      </table:table>
      <table:table table:name="NCAAFB" table:style-name="ta1">
        <table:table-column table:style-name="co11" table:number-columns-repeated="2" table:default-cell-style-name="Default"/>
        <table:table-column table:style-name="co10" table:default-cell-style-name="ce28"/>
        <table:table-column table:style-name="co18" table:default-cell-style-name="Default"/>
        <table:table-column table:style-name="co16" table:default-cell-style-name="ce29"/>
        <table:table-column table:style-name="co19" table:default-cell-style-name="ce29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TYPE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date" office:date-value="2018-11-14" calcext:value-type="date">
            <text:p>11/14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week in [11,12] and season&gt;=2008 and (tS(ats margin&gt;0) / (tS(W)+tS(L)))&gt;=0.75 and (A or D)</text:p>
          </table:table-cell>
          <table:table-cell office:value-type="string" calcext:value-type="string">
            <text:p><text:a xlink:href="http://sportsdatabase.com/ncaafb/query?output=default&amp;sdql=week+in+[11%2C12]+and+season%3E%3D2008+and+(tS(ats+margin%3E0)+%2F+(tS(W)%2BtS(L)))%3E%3D0.75+and+(A+or+D)" xlink:type="simple">link</text:a></text:p>
          </table:table-cell>
          <table:table-cell office:value-type="string" calcext:value-type="string">
            <text:p>A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2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HL" table:style-name="ta1">
        <table:table-column table:style-name="co10" table:default-cell-style-name="Default"/>
        <table:table-column table:style-name="co10" table:default-cell-style-name="ce34"/>
        <table:table-column table:style-name="co20" table:default-cell-style-name="Default"/>
        <table:table-column table:style-name="co16" table:default-cell-style-name="ce29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ROI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14" calcext:value-type="percentage">
            <text:p>11.40%</text:p>
          </table:table-cell>
          <table:table-cell office:value-type="string" calcext:value-type="string">
            <text:p>AF and p:HFL and season&gt;=2014</text:p>
          </table:table-cell>
          <table:table-cell office:value-type="string" calcext:value-type="string">
            <text:p><text:a xlink:href="http://sportsdatabase.com/nhl/query?output=default&amp;sdql=AF+and+p%3AHF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HF and p:goals&lt;=1 and op:goals&gt;=3 and p:L and season&gt;=2014</text:p>
          </table:table-cell>
          <table:table-cell office:value-type="string" calcext:value-type="string">
            <text:p><text:a xlink:href="http://sportsdatabase.com/nhl/query?output=default&amp;sdql=HF+and+p%3Agoals%3C%3D1+and+op%3Agoals%3E%3D3+and+p%3AL+and+season%3E%3D2014" xlink:type="simple">link</text:a></text:p>
          </table:table-cell>
          <table:table-cell office:value-type="string" calcext:value-type="string">
            <text:p>ML, Better the more they lost by in the previous ga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AF and tS(L,N=7)&gt;=5 and season&gt;=2014</text:p>
          </table:table-cell>
          <table:table-cell office:value-type="string" calcext:value-type="string">
            <text:p><text:a xlink:href="http://sportsdatabase.com/nhl/query?output=default&amp;sdql=AF+and+tS(L%2CN%3D7)%3E%3D5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09" calcext:value-type="percentage">
            <text:p>10.90%</text:p>
          </table:table-cell>
          <table:table-cell table:style-name="ce31" office:value-type="string" calcext:value-type="string">
            <text:p>F and op:UDW and o:line&lt;150 and (op:goals+opo:goals)&gt;2 and season&gt;=2014</text:p>
          </table:table-cell>
          <table:table-cell office:value-type="string" calcext:value-type="string">
            <text:p><text:a xlink:href="http://sportsdatabase.com/nhl/query?output=default&amp;sdql=F+and+op%3AUDW+and+o%3Aline%3C150+and+(op%3Agoals%2Bopo%3Agoals)%3E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A and op:streak&gt;=3 and op:AL and season&gt;=2014</text:p>
          </table:table-cell>
          <table:table-cell office:value-type="string" calcext:value-type="string">
            <text:p><text:a xlink:href="http://sportsdatabase.com/nhl/query?output=default&amp;sdql=A+and+op%3Astreak%3E%3D3+and+op%3A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26" calcext:value-type="percentage">
            <text:p>12.60%</text:p>
          </table:table-cell>
          <table:table-cell office:value-type="string" calcext:value-type="string">
            <text:p>HF and o:streak&gt;=2 and op:goals&lt;4 and opp:goals&lt;4 and season&gt;=2014</text:p>
          </table:table-cell>
          <table:table-cell office:value-type="string" calcext:value-type="string">
            <text:p><text:a xlink:href="http://sportsdatabase.com/nhl/query?output=default&amp;sdql=HF+and+o%3Astreak%3E%3D2+and+op%3Agoals%3C4+and+opp%3Agoals%3C4+and+season%3E%3D2014" xlink:type="simple">link</text:a></text:p>
          </table:table-cell>
          <table:table-cell office:value-type="string" calcext:value-type="string">
            <text:p>ML, Stro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108" calcext:value-type="percentage">
            <text:p>10.80%</text:p>
          </table:table-cell>
          <table:table-cell office:value-type="string" calcext:value-type="string">
            <text:p>WP&lt;45 and o:WP&gt;45 and op:L and month=10 and season&gt;=2014</text:p>
          </table:table-cell>
          <table:table-cell office:value-type="string" calcext:value-type="string">
            <text:p><text:a xlink:href="http://sportsdatabase.com/nhl/query?output=default&amp;sdql=WP%3C45+and+o%3AWP%3E45+and+op%3AL+and+month%3D10+and+season%3E%3D2014" xlink:type="simple">link</text:a></text:p>
          </table:table-cell>
          <table:table-cell office:value-type="string" calcext:value-type="string">
            <text:p>ML,was no good in 2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634" calcext:value-type="percentage">
            <text:p>63.40%</text:p>
          </table:table-cell>
          <table:table-cell office:value-type="string" calcext:value-type="string">
            <text:p>total=5 and rest&gt;=4 and season&gt;=2014</text:p>
          </table:table-cell>
          <table:table-cell office:value-type="string" calcext:value-type="string">
            <text:p><text:a xlink:href="http://sportsdatabase.com/nhl/query?output=default&amp;sdql=total%3D5+and+rest%3E%3D4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52" calcext:value-type="percentage">
            <text:p>65.20%</text:p>
          </table:table-cell>
          <table:table-cell office:value-type="string" calcext:value-type="string">
            <text:p>total=5 and p:ADL and 145&lt;line&lt;190 and season&gt;=2014</text:p>
          </table:table-cell>
          <table:table-cell office:value-type="string" calcext:value-type="string">
            <text:p><text:a xlink:href="http://sportsdatabase.com/nhl/query?output=default&amp;sdql=total%3D5+and+p%3AADL+and+145%3Cline%3C190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54" calcext:value-type="percentage">
            <text:p>15.40%</text:p>
          </table:table-cell>
          <table:table-cell office:value-type="string" calcext:value-type="string">
            <text:p>A and streak&lt;=-2 and p:shots on goal&gt;po:shots on goal and pp:shots on goal&gt;ppo:shots on goal and season&gt;=2014</text:p>
          </table:table-cell>
          <table:table-cell office:value-type="string" calcext:value-type="string">
            <text:p><text:a xlink:href="http://sportsdatabase.com/nhl/query?output=default&amp;sdql=A+and+streak%3C%3D-2+and+p%3Ashots+on+goal%3Epo%3Ashots+on+goal+and+pp%3Ashots+on+goal%3Eppo%3Ashots+on+go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H and p:margin&lt;=-3 and op:division=opo:division and rest&lt;3 and season&gt;=2014</text:p>
          </table:table-cell>
          <table:table-cell office:value-type="string" calcext:value-type="string">
            <text:p><text:a xlink:href="http://sportsdatabase.com/nhl/query?output=default&amp;sdql=H+and+p%3Amargin%3C%3D-3+and+op%3Adivision%3Dopo%3Adivision+and+rest%3C3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565" calcext:value-type="percentage">
            <text:p>56.50%</text:p>
          </table:table-cell>
          <table:table-cell office:value-type="string" calcext:value-type="string">
            <text:p>H and tA(penalty minutes)&lt;11.3 and oA(penalty minutes)&lt;11.3 and total&gt;5 and tA(shots on goal)+otA(shots on goal)&lt;58.8 and season&gt;=2014</text:p>
          </table:table-cell>
          <table:table-cell office:value-type="string" calcext:value-type="string">
            <text:p><text:a xlink:href="http://sportsdatabase.com/nhl/query?output=default&amp;sdql=H+and+tA(penalty+minutes)%3C11.3+and+oA(penalty+minutes)%3C11.3+and+total%3E5+and+tA(shots+on+goal)%2BotA(shots+on+goal)%3C58.8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streak&lt;=-5 and op:L and season&gt;=2014</text:p>
          </table:table-cell>
          <table:table-cell office:value-type="string" calcext:value-type="string">
            <text:p><text:a xlink:href="http://sportsdatabase.com/nhl/query?output=default&amp;sdql=streak%3C%3D-5+and+op%3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72" calcext:value-type="percentage">
            <text:p>67.20%</text:p>
          </table:table-cell>
          <table:table-cell office:value-type="string" calcext:value-type="string">
            <text:p>HF and conference!=o:conference and po:goals=0 and op:goals&gt;=2 and season&gt;=2014</text:p>
          </table:table-cell>
          <table:table-cell office:value-type="string" calcext:value-type="string">
            <text:p><text:a xlink:href="http://sportsdatabase.com/nhl/query?output=default&amp;sdql=HF+and+conference!%3Do%3Aconference+and+po%3Agoals%3D0+and+season%3E%3D2014+and+op%3Agoals%3E%3D2" xlink:type="simple">link</text:a></text:p>
          </table:table-cell>
          <table:table-cell office:value-type="string" calcext:value-type="string">
            <text:p>UNDER, small sample siz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623" calcext:value-type="percentage">
            <text:p>62.30%</text:p>
          </table:table-cell>
          <table:table-cell office:value-type="string" calcext:value-type="string">
            <text:p>F and p:goals&lt;=1 and pp:goals&lt;=1 and conference=o:conference and season&gt;=2014</text:p>
          </table:table-cell>
          <table:table-cell office:value-type="string" calcext:value-type="string">
            <text:p><text:a xlink:href="http://sportsdatabase.com/nhl/query?output=default&amp;sdql=F+and+p%3Agoals%3C%3D1+and+pp%3Agoals%3C%3D1+and+conference%3Do%3Aconference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H and site streak&lt;=-3 and o:site streak&lt;=-3 and total&gt;5 and season&gt;=2014</text:p>
          </table:table-cell>
          <table:table-cell office:value-type="string" calcext:value-type="string">
            <text:p><text:a xlink:href="http://sportsdatabase.com/nhl/query?output=default&amp;sdql=H+and+site+streak%3C%3D-3+and+o%3Asite+streak%3C%3D-3+and+total%3E5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H and 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H+and+tS(goals%3C%3D2%2CN%3D3)%3D3+and+tS(o%3Agoals%3E%3D4%2CN%3D2)%3D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tS(goals%3C%3D2%2CN%3D3)%3D3+and+tS(o%3Agoals%3E%3D4%2CN%3D2)%3D2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rest=0 and p:overtime=1 and o:rest&lt;=2 and season&gt;=2014</text:p>
          </table:table-cell>
          <table:table-cell office:value-type="string" calcext:value-type="string">
            <text:p><text:a xlink:href="http://sportsdatabase.com/nhl/query?output=default&amp;sdql=rest%3D0+and+p%3Aovertime%3D1+and+o%3Arest%3C%3D2+and+season%3E%3D2014" xlink:type="simple">link</text:a></text:p>
          </table:table-cell>
          <table:table-cell office:value-type="string" calcext:value-type="string">
            <text:p>UNDER, nice solid query with big sam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233" calcext:value-type="percentage">
            <text:p>23.3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091" calcext:value-type="percentage">
            <text:p>9.10%</text:p>
          </table:table-cell>
          <table:table-cell office:value-type="string" calcext:value-type="string">
            <text:p>op:power play goals&gt;=2 and 1&lt;=op:margin&lt;=3 and AD and p:L and season&gt;=2014</text:p>
          </table:table-cell>
          <table:table-cell office:value-type="string" calcext:value-type="string">
            <text:p><text:a xlink:href="http://sportsdatabase.com/nhl/query?output=default&amp;sdql=op%3Apower+play+goals%3E%3D2+and+1%3C%3Dop%3Amargin%3C%3D3+and+AD+and+p%3AL+and+season%3E%3D2014" xlink:type="simple">link</text:a></text:p>
          </table:table-cell>
          <table:table-cell office:value-type="string" calcext:value-type="string">
            <text:p>ML, possibly weak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LB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Date Added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16" calcext:value-type="date">
            <text:p>11/16/18</text:p>
          </table:table-cell>
          <table:table-cell office:value-type="string" calcext:value-type="string">
            <text:p>season&gt;=2013 and HF and p:WOW and p:SF&gt;=1</text:p>
          </table:table-cell>
          <table:table-cell table:style-name="ce29" office:value-type="string" calcext:value-type="string">
            <text:p><text:a xlink:href="http://sportsdatabase.com/mlb/query?output=default&amp;su=1&amp;ou=1&amp;sdql=season%3E%3D2013+and+HF+and+p%3AWOW+and+p%3ASF%3E%3D1" xlink:type="simple">link</text:a></text:p>
          </table:table-cell>
          <table:table-cell office:value-type="string" calcext:value-type="string">
            <text:p>After a walk of w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20:21:25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46M28S</meta:editing-duration>
    <meta:editing-cycles>310</meta:editing-cycles>
    <meta:generator>LibreOffice/6.0.7.3$Windows_X86_64 LibreOffice_project/dc89aa7a9eabfd848af146d5086077aeed2ae4a5</meta:generator>
    <dc:date>2018-12-12T20:22:09.786000000</dc:date>
    <meta:document-statistic meta:table-count="7" meta:cell-count="899" meta:object-count="0"/>
    <meta:user-defined meta:name="Info 1"/>
    <meta:user-defined meta:name="Info 2"/>
    <meta:user-defined meta:name="Info 3"/>
    <meta:user-defined meta:name="Info 4"/>
  </office:meta>
</office:document-meta>
</file>